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automatic-styles>
    <style:style style:name="P1" style:family="paragraph" style:parent-style-name="Overskrift_20_1" style:master-page-name="MP0">
      <style:paragraph-properties style:page-number="auto" fo:break-before="page"/>
    </style:style>
    <style:style style:name="P2" style:family="paragraph" style:parent-style-name="Normal">
      <style:text-properties officeooo:rsid="001eba8a" officeooo:paragraph-rsid="001eba8a"/>
    </style:style>
    <style:style style:name="T1" style:family="text">
      <style:text-properties style:font-name="Segoe UI" fo:font-size="10pt" fo:background-color="#ffffff" loext:char-shading-value="0" style:font-size-asian="10pt" style:font-name-complex="Segoe UI"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oject</text:h>
      <text:p text:style-name="Normal">ArcticaGreeter</text:p>
      <text:p text:style-name="Normal"/>
      <text:h text:style-name="Overskrift_20_1" text:outline-level="1">Component</text:h>
      <text:p text:style-name="Normal">Remote-Logon-Service</text:p>
      <text:p text:style-name="Normal"/>
      <text:h text:style-name="Overskrift_20_1" text:outline-level="1">Category</text:h>
      <text:p text:style-name="Normal">Failed to login through Remote-logon.</text:p>
      <text:p text:style-name="Normal"/>
      <text:h text:style-name="Overskrift_20_1" text:outline-level="1">Priority</text:h>
      <text:p text:style-name="Normal">Major : not functioning and is essential to be fixed, since this is the main step for using ArcticaGreeter.</text:p>
      <text:h text:style-name="Overskrift_20_1" text:outline-level="1">Title</text:h>
      <text:p text:style-name="Normal">It is not possible to obtain a successful login on the Remote-login in the current version, which makes it impossible to reach the session login.</text:p>
      <text:h text:style-name="Overskrift_20_1" text:outline-level="1">Steps to repair the bug</text:h>
      <text:p text:style-name="Normal">Downgrade the program one version, in this case to get a successful access to the Remote-login, then it will be necessary to use the following version of Remote-logon-service:</text:p>
      <text:p text:style-name="Normal"><text:a xlink:type="simple" xlink:href="https://github.com/ArcticaProject/remote-logon-service/commit/71e55e0f6cb1c949656441ee4f90585590efc68f" office:target-frame-name="_blank" xlink:show="new" text:style-name="Internet_20_link" text:visited-style-name="Visited_20_Internet_20_Link"><text:span text:style-name="Hyperlink"><text:span text:style-name="T1">https://github.com/ArcticaProject/remote-logon-service/commit/71e55e0f6cb1c949656441ee4f90585590efc68f</text:span></text:span></text:a></text:p>
      <text:h text:style-name="Overskrift_20_1" text:outline-level="1">Expected behavior</text:h>
      <text:p text:style-name="Normal">On startup the PC should show Arctica Greeter as the start window, the Greeter will ask for a username and password which will lead the user to another set of logins with the field’s x2go-session, username and password. If everything is successful the user should get access to the remote desktop.</text:p>
      <text:h text:style-name="Overskrift_20_1" text:outline-level="1">Actual behavior</text:h>
      <text:p text:style-name="Normal">After the startup the user is only able to see the Greeter with the Remote logon and the field’s username and password. Typing the username and password will give the user a small period of waiting time, until the user will get a timeout/an answer <text:soft-page-break/>wrong password or email. <text:s/>This results that the user cannot chose his/her session from the broker.</text:p>
      <text:p text:style-name="Normal"/>
      <text:p text:style-name="P2">Tester: Kornelius Pasztor 11-01-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Overskrift_20_1" style:display-name="Overskrift 1" style:family="paragraph" style:parent-style-name="Normal" style:next-style-name="Normal" style:default-outline-level="1">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Overskrift_20_2" style:display-name="Overskrift 2" style:family="paragraph" style:parent-style-name="Normal" style:next-style-name="Normal" style:default-outline-level="2">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Ingen_20_afstand" style:display-name="Ingen afstand" style:family="paragraph">
      <style:paragraph-properties fo:margin-top="0in" fo:margin-bottom="0in" loext:contextual-spacing="false" fo:line-height="100%" fo:hyphenation-ladder-count="no-limit"/>
      <style:text-properties fo:hyphenate="false"/>
    </style:style>
    <style:style style:name="Standardskrifttype_20_i_20_afsnit" style:display-name="Standardskrifttype i afsnit" style:family="text"/>
    <style:style style:name="Overskrift_20_1_20_Tegn" style:display-name="Overskrift 1 Tegn" style:family="text" style:parent-style-name="Standardskrifttype_20_i_20_afsni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Overskrift_20_2_20_Tegn" style:display-name="Overskrift 2 Tegn" style:family="text" style:parent-style-name="Standardskrifttype_20_i_20_afsni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yperlink" style:family="text" style:parent-style-name="Standardskrifttype_20_i_20_afsni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Admin</meta:initial-creator>
    <meta:creation-date>2017-01-19T22:29:00Z</meta:creation-date>
    <dc:date>2017-01-19T23:35:44.577381342</dc:date>
    <meta:editing-cycles>3</meta:editing-cycles>
    <meta:editing-duration>PT3M6S</meta:editing-duration>
    <meta:document-statistic meta:table-count="0" meta:image-count="0" meta:object-count="0" meta:page-count="2" meta:paragraph-count="18" meta:word-count="210" meta:character-count="1371" meta:non-whitespace-character-count="1178"/>
    <meta:template xlink:type="simple" xlink:actuate="onRequest" xlink:title="" xlink:href="Normal"/>
  </office:meta>
</office:document-meta>
</file>